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itle">
      <style:text-properties fo:language="pt" fo:country="PT" officeooo:rsid="0008b5f5" officeooo:paragraph-rsid="0008b5f5"/>
    </style:style>
    <style:style style:name="P2" style:family="paragraph" style:parent-style-name="Subtitle">
      <style:text-properties fo:language="pt" fo:country="PT" officeooo:rsid="0008b5f5" officeooo:paragraph-rsid="0008b5f5"/>
    </style:style>
    <style:style style:name="P3" style:family="paragraph" style:parent-style-name="Text_20_body">
      <style:paragraph-properties fo:text-align="justify" style:justify-single-word="false"/>
      <style:text-properties fo:language="pt" fo:country="PT" officeooo:paragraph-rsid="000e8d04"/>
    </style:style>
    <style:style style:name="P4" style:family="paragraph" style:parent-style-name="Text_20_body">
      <style:paragraph-properties fo:text-align="justify" style:justify-single-word="false"/>
      <style:text-properties fo:language="pt" fo:country="PT" officeooo:paragraph-rsid="000d1289"/>
    </style:style>
    <style:style style:name="P5" style:family="paragraph" style:parent-style-name="Text_20_body">
      <style:text-properties fo:language="pt" fo:country="PT" officeooo:rsid="00107f5f" officeooo:paragraph-rsid="00107f5f"/>
    </style:style>
    <style:style style:name="P6" style:family="paragraph" style:parent-style-name="Text_20_body">
      <style:paragraph-properties fo:text-align="justify" style:justify-single-word="false"/>
      <style:text-properties style:font-name="Arial" fo:language="pt" fo:country="PT" officeooo:rsid="005d7308" officeooo:paragraph-rsid="000e8d04"/>
    </style:style>
    <style:style style:name="P7" style:family="paragraph" style:parent-style-name="Text_20_body">
      <style:paragraph-properties fo:text-align="justify" style:justify-single-word="false"/>
      <style:text-properties style:font-name="Arial" fo:language="pt" fo:country="PT" officeooo:rsid="0010d716" officeooo:paragraph-rsid="000e8d04"/>
    </style:style>
    <style:style style:name="P8" style:family="paragraph" style:parent-style-name="Text_20_body">
      <style:paragraph-properties fo:text-align="center" style:justify-single-word="false"/>
      <style:text-properties style:font-name="Arial" fo:language="pt" fo:country="PT" officeooo:rsid="0010d716" officeooo:paragraph-rsid="000e8d04"/>
    </style:style>
    <style:style style:name="P9" style:family="paragraph" style:parent-style-name="Text_20_body">
      <style:paragraph-properties fo:text-align="end" style:justify-single-word="false"/>
      <style:text-properties style:font-name="Arial" fo:language="pt" fo:country="PT" officeooo:rsid="0010d716" officeooo:paragraph-rsid="000e8d04"/>
    </style:style>
    <style:style style:name="P10" style:family="paragraph" style:parent-style-name="Text_20_body">
      <style:text-properties style:font-name="Liberation Sans1" fo:language="pt" fo:country="PT" officeooo:paragraph-rsid="0008b5f5"/>
    </style:style>
    <style:style style:name="P11" style:family="paragraph" style:parent-style-name="Standard">
      <style:paragraph-properties fo:text-align="justify" style:justify-single-word="false"/>
      <style:text-properties style:font-name="Liberation Sans1" fo:language="pt" fo:country="PT" officeooo:paragraph-rsid="0008b5f5"/>
    </style:style>
    <style:style style:name="P12" style:family="paragraph" style:parent-style-name="Text_20_body">
      <style:paragraph-properties fo:text-align="justify" style:justify-single-word="false"/>
      <style:text-properties style:font-name="Liberation Sans1" fo:language="pt" fo:country="PT" officeooo:paragraph-rsid="0008b5f5"/>
    </style:style>
    <style:style style:name="P13" style:family="paragraph" style:parent-style-name="Text_20_body">
      <style:paragraph-properties fo:text-align="justify" style:justify-single-word="false"/>
      <style:text-properties style:font-name="Liberation Sans1" fo:language="pt" fo:country="PT" officeooo:paragraph-rsid="000967e6"/>
    </style:style>
    <style:style style:name="P14" style:family="paragraph" style:parent-style-name="Text_20_body">
      <style:paragraph-properties fo:text-align="justify" style:justify-single-word="false"/>
      <style:text-properties style:font-name="Liberation Sans1" fo:language="pt" fo:country="PT" officeooo:paragraph-rsid="0027f478"/>
    </style:style>
    <style:style style:name="P15" style:family="paragraph" style:parent-style-name="Text_20_body">
      <style:text-properties style:font-name="Liberation Sans1" fo:language="pt" fo:country="PT" officeooo:paragraph-rsid="000967e6"/>
    </style:style>
    <style:style style:name="P16" style:family="paragraph" style:parent-style-name="Text_20_body">
      <style:paragraph-properties fo:text-align="justify" style:justify-single-word="false"/>
      <style:text-properties style:font-name="Liberation Sans1" fo:language="pt" fo:country="PT" officeooo:rsid="000967e6" officeooo:paragraph-rsid="000967e6"/>
    </style:style>
    <style:style style:name="P17" style:family="paragraph" style:parent-style-name="Text_20_body">
      <style:paragraph-properties fo:text-align="justify" style:justify-single-word="false"/>
      <style:text-properties style:font-name="Liberation Sans1" fo:language="pt" fo:country="PT" officeooo:rsid="0008b5f5" officeooo:paragraph-rsid="0008b5f5"/>
    </style:style>
    <style:style style:name="P18" style:family="paragraph" style:parent-style-name="Text_20_body">
      <style:paragraph-properties fo:text-align="justify" style:justify-single-word="false"/>
      <style:text-properties style:font-name="Liberation Sans1" fo:language="pt" fo:country="PT" officeooo:rsid="00282a47" officeooo:paragraph-rsid="00282a47"/>
    </style:style>
    <style:style style:name="P19" style:family="paragraph" style:parent-style-name="Text_20_body">
      <style:paragraph-properties fo:text-align="justify" style:justify-single-word="false"/>
      <style:text-properties style:font-name="Liberation Sans1" fo:language="pt" fo:country="PT" officeooo:rsid="00e7da6e" officeooo:paragraph-rsid="0027f478"/>
    </style:style>
    <style:style style:name="P20" style:family="paragraph" style:parent-style-name="Text_20_body">
      <style:text-properties officeooo:paragraph-rsid="000967e6"/>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107f5f"/>
    </style:style>
    <style:style style:name="P23" style:family="paragraph" style:parent-style-name="Text_20_body">
      <style:paragraph-properties fo:text-align="justify" style:justify-single-word="false"/>
      <style:text-properties officeooo:paragraph-rsid="0011db4e"/>
    </style:style>
    <style:style style:name="P24" style:family="paragraph" style:parent-style-name="Text_20_body">
      <style:paragraph-properties fo:text-align="justify" style:justify-single-word="false"/>
      <style:text-properties officeooo:paragraph-rsid="0018e722"/>
    </style:style>
    <style:style style:name="P25" style:family="paragraph" style:parent-style-name="Text_20_body">
      <style:paragraph-properties fo:text-align="justify" style:justify-single-word="false"/>
      <style:text-properties officeooo:paragraph-rsid="001e0965"/>
    </style:style>
    <style:style style:name="P26" style:family="paragraph" style:parent-style-name="Text_20_body">
      <style:paragraph-properties fo:text-align="justify" style:justify-single-word="false"/>
      <style:text-properties officeooo:paragraph-rsid="002262d7"/>
    </style:style>
    <style:style style:name="P27" style:family="paragraph" style:parent-style-name="Text_20_body">
      <style:paragraph-properties fo:text-align="justify" style:justify-single-word="false"/>
      <style:text-properties officeooo:paragraph-rsid="0029fbef"/>
    </style:style>
    <style:style style:name="P28" style:family="paragraph" style:parent-style-name="Text_20_body">
      <style:paragraph-properties fo:text-align="justify" style:justify-single-word="false"/>
      <style:text-properties officeooo:paragraph-rsid="002668e7"/>
    </style:style>
    <style:style style:name="P29" style:family="paragraph" style:parent-style-name="Standard">
      <style:paragraph-properties fo:text-align="justify" style:justify-single-word="false"/>
      <style:text-properties officeooo:paragraph-rsid="0039dcc5"/>
    </style:style>
    <style:style style:name="P30" style:family="paragraph" style:parent-style-name="Text_20_body">
      <style:paragraph-properties fo:text-align="justify" style:justify-single-word="false"/>
      <style:text-properties officeooo:paragraph-rsid="0039dcc5"/>
    </style:style>
    <style:style style:name="P31" style:family="paragraph" style:parent-style-name="Text_20_body">
      <style:paragraph-properties fo:text-align="justify" style:justify-single-word="false"/>
      <style:text-properties officeooo:paragraph-rsid="0035f4fb"/>
    </style:style>
    <style:style style:name="P32" style:family="paragraph" style:parent-style-name="Text_20_body">
      <style:paragraph-properties fo:text-align="justify" style:justify-single-word="false"/>
      <style:text-properties officeooo:rsid="0010d716" officeooo:paragraph-rsid="000e8d04"/>
    </style:style>
    <style:style style:name="P33" style:family="paragraph" style:parent-style-name="Text_20_body">
      <style:text-properties officeooo:paragraph-rsid="0011db4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Text_20_body">
      <style:text-properties officeooo:paragraph-rsid="002668e7"/>
    </style:style>
    <style:style style:name="P38" style:family="paragraph" style:parent-style-name="Heading_20_1">
      <style:paragraph-properties fo:break-before="page"/>
      <style:text-properties style:font-name="Liberation Sans1" fo:language="pt" fo:country="PT"/>
    </style:style>
    <style:style style:name="P39" style:family="paragraph" style:parent-style-name="Heading_20_1">
      <style:paragraph-properties fo:break-before="page"/>
      <style:text-properties style:font-name="Liberation Sans1" fo:language="pt" fo:country="PT" officeooo:rsid="01016774" officeooo:paragraph-rsid="0008b5f5"/>
    </style:style>
    <style:style style:name="P40" style:family="paragraph" style:parent-style-name="Heading_20_1">
      <style:paragraph-properties fo:break-before="page"/>
      <style:text-properties style:font-name="Liberation Sans1" fo:language="pt" fo:country="PT" officeooo:rsid="0008b5f5" officeooo:paragraph-rsid="0008b5f5"/>
    </style:style>
    <style:style style:name="P41" style:family="paragraph" style:parent-style-name="Heading_20_1">
      <style:paragraph-properties fo:break-before="page"/>
      <style:text-properties style:font-name="Liberation Sans1" fo:language="pt" fo:country="PT" officeooo:paragraph-rsid="0008b5f5"/>
    </style:style>
    <style:style style:name="P42" style:family="paragraph" style:parent-style-name="Heading_20_1">
      <style:paragraph-properties fo:break-before="page"/>
      <style:text-properties style:font-name="Liberation Sans1" fo:language="pt" fo:country="PT" officeooo:rsid="0109e395" officeooo:paragraph-rsid="000967e6"/>
    </style:style>
    <style:style style:name="P43" style:family="paragraph" style:parent-style-name="Heading_20_1">
      <style:paragraph-properties fo:break-before="page"/>
      <style:text-properties style:font-name="Liberation Sans1" fo:language="pt" fo:country="PT" officeooo:rsid="00b21ee8" officeooo:paragraph-rsid="000967e6"/>
    </style:style>
    <style:style style:name="P44" style:family="paragraph" style:parent-style-name="Heading_20_1">
      <style:text-properties style:font-name="Liberation Sans1" fo:font-size="18pt" fo:font-weight="bold" officeooo:rsid="001e0965" officeooo:paragraph-rsid="001e0965" style:font-name-asian="Noto Sans CJK SC" style:font-size-asian="18pt" style:font-weight-asian="bold" style:font-name-complex="Lohit Devanagari1" style:font-size-complex="18pt" style:font-weight-complex="bold"/>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Arial" fo:language="pt" fo:country="PT" officeooo:rsid="0054d82b" officeooo:paragraph-rsid="000d1289"/>
    </style:style>
    <style:style style:name="P47" style:family="paragraph" style:parent-style-name="Heading_20_1">
      <style:paragraph-properties fo:break-before="page"/>
      <style:text-properties style:font-name="Arial" fo:language="pt" fo:country="PT" officeooo:rsid="005d7308" officeooo:paragraph-rsid="000e8d04"/>
    </style:style>
    <style:style style:name="P48" style:family="paragraph" style:parent-style-name="Heading_20_1">
      <style:paragraph-properties fo:break-before="page"/>
      <style:text-properties fo:language="pt" fo:country="PT" officeooo:paragraph-rsid="000e8d04"/>
    </style:style>
    <style:style style:name="P49" style:family="paragraph" style:parent-style-name="Heading_20_1">
      <style:paragraph-properties fo:break-before="page"/>
      <style:text-properties officeooo:rsid="0011db4e" officeooo:paragraph-rsid="0011db4e"/>
    </style:style>
    <style:style style:name="P50" style:family="paragraph" style:parent-style-name="Heading_20_1">
      <style:text-properties officeooo:rsid="0011db4e" officeooo:paragraph-rsid="0011db4e"/>
    </style:style>
    <style:style style:name="P51" style:family="paragraph" style:parent-style-name="Heading_20_1">
      <style:paragraph-properties fo:break-before="page"/>
      <style:text-properties officeooo:rsid="0015b1ba" officeooo:paragraph-rsid="0015b1ba"/>
    </style:style>
    <style:style style:name="P52" style:family="paragraph" style:parent-style-name="Heading_20_1">
      <style:paragraph-properties fo:break-before="page"/>
      <style:text-properties officeooo:rsid="001474a8" officeooo:paragraph-rsid="001474a8"/>
    </style:style>
    <style:style style:name="P53" style:family="paragraph" style:parent-style-name="Heading_20_1">
      <style:paragraph-properties fo:break-before="page"/>
      <style:text-properties officeooo:paragraph-rsid="00107f5f"/>
    </style:style>
    <style:style style:name="P54" style:family="paragraph" style:parent-style-name="Heading_20_1">
      <style:text-properties officeooo:paragraph-rsid="00107f5f"/>
    </style:style>
    <style:style style:name="P55" style:family="paragraph" style:parent-style-name="Heading_20_1">
      <style:text-properties officeooo:rsid="00107f5f" officeooo:paragraph-rsid="00107f5f"/>
    </style:style>
    <style:style style:name="P56" style:family="paragraph" style:parent-style-name="Heading_20_1">
      <style:paragraph-properties fo:break-before="page"/>
      <style:text-properties officeooo:rsid="00107f5f" officeooo:paragraph-rsid="00107f5f"/>
    </style:style>
    <style:style style:name="P57" style:family="paragraph" style:parent-style-name="Heading_20_1">
      <style:paragraph-properties fo:break-before="page"/>
      <style:text-properties officeooo:rsid="0029fbef" officeooo:paragraph-rsid="0029fbef"/>
    </style:style>
    <style:style style:name="P58" style:family="paragraph" style:parent-style-name="Heading_20_1">
      <style:paragraph-properties fo:break-before="page"/>
      <style:text-properties officeooo:rsid="0032a54e" officeooo:paragraph-rsid="0032a54e"/>
    </style:style>
    <style:style style:name="P59" style:family="paragraph" style:parent-style-name="Heading_20_2">
      <style:text-properties officeooo:rsid="002262d7" officeooo:paragraph-rsid="002262d7"/>
    </style:style>
    <style:style style:name="P60" style:family="paragraph" style:parent-style-name="Heading_20_2">
      <style:paragraph-properties fo:break-before="page"/>
      <style:text-properties officeooo:rsid="0035f4fb" officeooo:paragraph-rsid="0035f4fb"/>
    </style:style>
    <style:style style:name="P61" style:family="paragraph" style:parent-style-name="Heading_20_2">
      <style:text-properties officeooo:paragraph-rsid="002262d7"/>
    </style:style>
    <style:style style:name="P62" style:family="paragraph" style:parent-style-name="Heading_20_2">
      <style:text-properties officeooo:rsid="002668e7" officeooo:paragraph-rsid="002668e7"/>
    </style:style>
    <style:style style:name="P63" style:family="paragraph" style:parent-style-name="Heading_20_2">
      <style:text-properties fo:language="pt" fo:country="PT" officeooo:rsid="002074ef" officeooo:paragraph-rsid="000e8d04"/>
    </style:style>
    <style:style style:name="P64" style:family="paragraph" style:parent-style-name="Heading_20_2">
      <style:text-properties officeooo:rsid="0015b1ba" officeooo:paragraph-rsid="0015b1ba"/>
    </style:style>
    <style:style style:name="P65" style:family="paragraph" style:parent-style-name="Heading_20_2">
      <style:text-properties officeooo:paragraph-rsid="001cf9b0"/>
    </style:style>
    <style:style style:name="T1" style:family="text">
      <style:text-properties officeooo:rsid="0008b5f5"/>
    </style:style>
    <style:style style:name="T2" style:family="text">
      <style:text-properties style:font-name="Liberation Sans1" fo:font-size="28pt" fo:font-weight="bold" style:font-name-asian="Noto Sans CJK SC" style:font-size-asian="28pt" style:font-weight-asian="bold" style:font-name-complex="Lohit Devanagari1" style:font-size-complex="28pt" style:font-weight-complex="bold"/>
    </style:style>
    <style:style style:name="T3" style:family="text">
      <style:text-properties style:font-name="Liberation Sans1"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1" fo:font-size="18pt" fo:font-weight="bold" officeooo:rsid="00107f5f" style:font-name-asian="Noto Sans CJK SC" style:font-size-asian="18pt" style:font-weight-asian="bold" style:font-name-complex="Lohit Devanagari1" style:font-size-complex="18pt" style:font-weight-complex="bold"/>
    </style:style>
    <style:style style:name="T5" style:family="text">
      <style:text-properties style:font-name="Liberation Sans1" fo:font-size="16.1000003814697pt" fo:font-weight="bold" style:font-name-asian="Noto Sans CJK SC" style:font-size-asian="16.1000003814697pt" style:font-weight-asian="bold" style:font-name-complex="Lohit Devanagari1" style:font-size-complex="16.1000003814697pt" style:font-weight-complex="bold"/>
    </style:style>
    <style:style style:name="T6" style:family="text">
      <style:text-properties style:font-name="Liberation Sans1" fo:font-size="16.1000003814697pt" fo:font-weight="bold" officeooo:rsid="001cf9b0" style:font-name-asian="Noto Sans CJK SC" style:font-size-asian="16.1000003814697pt" style:font-weight-asian="bold" style:font-name-complex="Lohit Devanagari1" style:font-size-complex="16.1000003814697pt" style:font-weight-complex="bold"/>
    </style:style>
    <style:style style:name="T7" style:family="text">
      <style:text-properties officeooo:rsid="00ea07fc"/>
    </style:style>
    <style:style style:name="T8" style:family="text">
      <style:text-properties officeooo:rsid="00e7da6e"/>
    </style:style>
    <style:style style:name="T9" style:family="text">
      <style:text-properties officeooo:rsid="00f8b926"/>
    </style:style>
    <style:style style:name="T10" style:family="text">
      <style:text-properties officeooo:rsid="0108a709"/>
    </style:style>
    <style:style style:name="T11" style:family="text">
      <style:text-properties officeooo:rsid="0107fc93"/>
    </style:style>
    <style:style style:name="T12" style:family="text">
      <style:text-properties fo:font-weight="bold" officeooo:rsid="0107fc93" style:font-weight-asian="bold" style:font-weight-complex="bold"/>
    </style:style>
    <style:style style:name="T13" style:family="text">
      <style:text-properties officeooo:rsid="0113e6bf"/>
    </style:style>
    <style:style style:name="T14" style:family="text">
      <style:text-properties officeooo:rsid="000967e6"/>
    </style:style>
    <style:style style:name="T15" style:family="text">
      <style:text-properties officeooo:rsid="00b21ee8"/>
    </style:style>
    <style:style style:name="T16" style:family="text">
      <style:text-properties officeooo:rsid="00b3428a"/>
    </style:style>
    <style:style style:name="T17" style:family="text">
      <style:text-properties officeooo:rsid="000ab49c"/>
    </style:style>
    <style:style style:name="T18" style:family="text">
      <style:text-properties officeooo:rsid="000c5462"/>
    </style:style>
    <style:style style:name="T19" style:family="text">
      <style:text-properties officeooo:rsid="000d1289"/>
    </style:style>
    <style:style style:name="T20" style:family="text">
      <style:text-properties style:font-name="Arial" officeooo:rsid="0054d82b"/>
    </style:style>
    <style:style style:name="T21" style:family="text">
      <style:text-properties style:font-name="Arial" officeooo:rsid="00562a6d"/>
    </style:style>
    <style:style style:name="T22" style:family="text">
      <style:text-properties style:font-name="Arial" officeooo:rsid="005d7308"/>
    </style:style>
    <style:style style:name="T23" style:family="text">
      <style:text-properties style:font-name="Arial" officeooo:rsid="005f5f5c"/>
    </style:style>
    <style:style style:name="T24" style:family="text">
      <style:text-properties style:font-name="Arial" officeooo:rsid="00100766"/>
    </style:style>
    <style:style style:name="T25" style:family="text">
      <style:text-properties style:font-name="Arial" officeooo:rsid="00164595"/>
    </style:style>
    <style:style style:name="T26" style:family="text">
      <style:text-properties style:font-name="Arial" officeooo:rsid="0010d716"/>
    </style:style>
    <style:style style:name="T27" style:family="text">
      <style:text-properties style:font-name="Arial" fo:language="pt" fo:country="PT"/>
    </style:style>
    <style:style style:name="T28" style:family="text">
      <style:text-properties style:font-name="Arial" fo:language="pt" fo:country="PT" officeooo:rsid="002074ef"/>
    </style:style>
    <style:style style:name="T29" style:family="text">
      <style:text-properties officeooo:rsid="000e8d04"/>
    </style:style>
    <style:style style:name="T30" style:family="text">
      <style:text-properties officeooo:rsid="001c5768"/>
    </style:style>
    <style:style style:name="T31" style:family="text">
      <style:text-properties officeooo:rsid="00100766"/>
    </style:style>
    <style:style style:name="T32" style:family="text">
      <style:text-properties officeooo:rsid="001453dc"/>
    </style:style>
    <style:style style:name="T33" style:family="text">
      <style:text-properties officeooo:rsid="003cfaf9"/>
    </style:style>
    <style:style style:name="T34" style:family="text">
      <style:text-properties officeooo:rsid="008af6ef"/>
    </style:style>
    <style:style style:name="T35" style:family="text">
      <style:text-properties officeooo:rsid="00164595"/>
    </style:style>
    <style:style style:name="T36" style:family="text">
      <style:text-properties officeooo:rsid="005f5f5c"/>
    </style:style>
    <style:style style:name="T37" style:family="text">
      <style:text-properties officeooo:rsid="00107f5f"/>
    </style:style>
    <style:style style:name="T38" style:family="text">
      <style:text-properties officeooo:rsid="0011db4e"/>
    </style:style>
    <style:style style:name="T39" style:family="text">
      <style:text-properties officeooo:rsid="001474a8"/>
    </style:style>
    <style:style style:name="T40" style:family="text">
      <style:text-properties officeooo:rsid="0014d6b3"/>
    </style:style>
    <style:style style:name="T41" style:family="text">
      <style:text-properties officeooo:rsid="0015b1ba"/>
    </style:style>
    <style:style style:name="T42" style:family="text">
      <style:text-properties officeooo:rsid="0017af80"/>
    </style:style>
    <style:style style:name="T43" style:family="text">
      <style:text-properties officeooo:rsid="0018e722"/>
    </style:style>
    <style:style style:name="T44" style:family="text">
      <style:text-properties officeooo:rsid="001a6295"/>
    </style:style>
    <style:style style:name="T45" style:family="text">
      <style:text-properties officeooo:rsid="001b4abc"/>
    </style:style>
    <style:style style:name="T46" style:family="text">
      <style:text-properties officeooo:rsid="001cf9b0"/>
    </style:style>
    <style:style style:name="T47" style:family="text">
      <style:text-properties officeooo:rsid="001e0965"/>
    </style:style>
    <style:style style:name="T48" style:family="text">
      <style:text-properties officeooo:rsid="001e1bb5"/>
    </style:style>
    <style:style style:name="T49" style:family="text">
      <style:text-properties officeooo:rsid="002262d7"/>
    </style:style>
    <style:style style:name="T50" style:family="text">
      <style:text-properties officeooo:rsid="0023cbc4"/>
    </style:style>
    <style:style style:name="T51" style:family="text">
      <style:text-properties officeooo:rsid="00248618"/>
    </style:style>
    <style:style style:name="T52" style:family="text">
      <style:text-properties officeooo:rsid="002668e7"/>
    </style:style>
    <style:style style:name="T53" style:family="text">
      <style:text-properties officeooo:rsid="0027f478"/>
    </style:style>
    <style:style style:name="T54" style:family="text">
      <style:text-properties officeooo:rsid="0028e0af"/>
    </style:style>
    <style:style style:name="T55" style:family="text">
      <style:text-properties officeooo:rsid="0029b7e4"/>
    </style:style>
    <style:style style:name="T56" style:family="text">
      <style:text-properties officeooo:rsid="0029fbef"/>
    </style:style>
    <style:style style:name="T57" style:family="text">
      <style:text-properties officeooo:rsid="002be2e8"/>
    </style:style>
    <style:style style:name="T58" style:family="text">
      <style:text-properties officeooo:rsid="002cb7f6"/>
    </style:style>
    <style:style style:name="T59" style:family="text">
      <style:text-properties officeooo:rsid="002dc0dd"/>
    </style:style>
    <style:style style:name="T60" style:family="text">
      <style:text-properties officeooo:rsid="003108d3"/>
    </style:style>
    <style:style style:name="T61" style:family="text">
      <style:text-properties officeooo:rsid="003141b0"/>
    </style:style>
    <style:style style:name="T62" style:family="text">
      <style:text-properties officeooo:rsid="0032a54e"/>
    </style:style>
    <style:style style:name="T63" style:family="text">
      <style:text-properties officeooo:rsid="003507ad"/>
    </style:style>
    <style:style style:name="T64" style:family="text">
      <style:text-properties officeooo:rsid="0035f4fb"/>
    </style:style>
    <style:style style:name="T65" style:family="text">
      <style:text-properties officeooo:rsid="0036bc33"/>
    </style:style>
    <style:style style:name="T66" style:family="text">
      <style:text-properties officeooo:rsid="00383d62"/>
    </style:style>
    <style:style style:name="T67" style:family="text">
      <style:text-properties officeooo:rsid="0039dcc5"/>
    </style:style>
    <style:style style:name="T68" style:family="text">
      <style:text-properties officeooo:rsid="011da856"/>
    </style:style>
    <style:style style:name="T69" style:family="text">
      <style:text-properties officeooo:rsid="011f3659"/>
    </style:style>
    <style:style style:name="T70" style:family="text">
      <style:text-properties officeooo:rsid="0120ee1f"/>
    </style:style>
    <style:style style:name="T71" style:family="text">
      <style:text-properties officeooo:rsid="011b37ad"/>
    </style:style>
    <style:style style:name="T72" style:family="text">
      <style:text-properties officeooo:rsid="011c2ca1"/>
    </style:style>
    <style:style style:name="T73" style:family="text">
      <style:text-properties officeooo:rsid="003b8d5a"/>
    </style:style>
    <style:style style:name="T74" style:family="text">
      <style:text-properties officeooo:rsid="003c547c"/>
    </style:style>
    <style:style style:name="T75" style:family="text">
      <style:text-properties officeooo:rsid="003f1b6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oria de c<text:span text:style-name="T2">ão e de gato</text:span></text:p>
      <text:p text:style-name="P2">(15:14 23/04/2023)</text:p>
      <text:p text:style-name="P5">Este v2 só contém como funcionam e criar as emoções.</text:p>
      <text:p text:style-name="P5">Esta versão não contém como cheguei lá, para isso ver o documento original.</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6">Índice</text:p>
          </text:index-title>
          <text:p text:style-name="P34"><text:a xlink:type="simple" xlink:href="#__RefHeading___Toc561_2779816353" text:style-name="Index_20_Link" text:visited-style-name="Index_20_Link">1) NOTA MAIS IMPORTANTE<text:tab/>3</text:a></text:p>
          <text:p text:style-name="P34"><text:a xlink:type="simple" xlink:href="#__RefHeading___Toc1837_2919139116" text:style-name="Index_20_Link" text:visited-style-name="Index_20_Link">2) Resumo<text:tab/>4</text:a></text:p>
          <text:p text:style-name="P34"><text:a xlink:type="simple" xlink:href="#__RefHeading___Toc563_2779816353" text:style-name="Index_20_Link" text:visited-style-name="Index_20_Link">3) Verdadeira pergunta<text:tab/>5</text:a></text:p>
          <text:p text:style-name="P34"><text:a xlink:type="simple" xlink:href="#__RefHeading___Toc2017_819699831" text:style-name="Index_20_Link" text:visited-style-name="Index_20_Link">4) Início de Existência<text:tab/>6</text:a></text:p>
          <text:p text:style-name="P34"><text:a xlink:type="simple" xlink:href="#__RefHeading___Toc2019_819699831" text:style-name="Index_20_Link" text:visited-style-name="Index_20_Link">5) Ilusão<text:tab/>7</text:a></text:p>
          <text:p text:style-name="P34"><text:a xlink:type="simple" xlink:href="#__RefHeading___Toc1349_1531471136" text:style-name="Index_20_Link" text:visited-style-name="Index_20_Link">6) Geral<text:tab/>8</text:a></text:p>
          <text:p text:style-name="P34"><text:a xlink:type="simple" xlink:href="#__RefHeading___Toc565_2779816353" text:style-name="Index_20_Link" text:visited-style-name="Index_20_Link">7) Questionário Inicial<text:tab/>9</text:a></text:p>
          <text:p text:style-name="P34"><text:a xlink:type="simple" xlink:href="#__RefHeading___Toc696_2728520112" text:style-name="Index_20_Link" text:visited-style-name="Index_20_Link">8) Quem sou eu?<text:tab/>10</text:a></text:p>
          <text:p text:style-name="P35"><text:a xlink:type="simple" xlink:href="#__RefHeading___Toc567_2779816353" text:style-name="Index_20_Link" text:visited-style-name="Index_20_Link">8.1) Corpo<text:tab/>10</text:a></text:p>
          <text:p text:style-name="P35"><text:a xlink:type="simple" xlink:href="#__RefHeading___Toc569_2779816353" text:style-name="Index_20_Link" text:visited-style-name="Index_20_Link">8.2) Emoções<text:tab/>10</text:a></text:p>
          <text:p text:style-name="P35"><text:a xlink:type="simple" xlink:href="#__RefHeading___Toc571_2779816353" text:style-name="Index_20_Link" text:visited-style-name="Index_20_Link">8.3) Raciocínio de moralidade<text:tab/>10</text:a></text:p>
          <text:p text:style-name="P35"><text:a xlink:type="simple" xlink:href="#__RefHeading___Toc803_1525813102" text:style-name="Index_20_Link" text:visited-style-name="Index_20_Link">8.4) Signo zodíaco<text:tab/>11</text:a></text:p>
          <text:p text:style-name="P35"><text:a xlink:type="simple" xlink:href="#__RefHeading___Toc573_2779816353" text:style-name="Index_20_Link" text:visited-style-name="Index_20_Link">8.5) Atma<text:tab/>11</text:a></text:p>
          <text:p text:style-name="P35"><text:a xlink:type="simple" xlink:href="#__RefHeading___Toc575_2779816353" text:style-name="Index_20_Link" text:visited-style-name="Index_20_Link">8.6) Paramatma<text:tab/>11</text:a></text:p>
          <text:p text:style-name="P35"><text:a xlink:type="simple" xlink:href="#__RefHeading___Toc577_2779816353" text:style-name="Index_20_Link" text:visited-style-name="Index_20_Link">8.7) Parabhrama<text:tab/>11</text:a></text:p>
          <text:p text:style-name="P34"><text:a xlink:type="simple" xlink:href="#__RefHeading___Toc698_2728520112" text:style-name="Index_20_Link" text:visited-style-name="Index_20_Link">9) Pensamentos Primórdios (primordiar os pensamentos)<text:tab/>12</text:a></text:p>
          <text:p text:style-name="P34"><text:a xlink:type="simple" xlink:href="#__RefHeading___Toc234_1852226535" text:style-name="Index_20_Link" text:visited-style-name="Index_20_Link">10) Porquê?<text:tab/>13</text:a></text:p>
          <text:p text:style-name="P35"><text:a xlink:type="simple" xlink:href="#__RefHeading___Toc417_2408827663" text:style-name="Index_20_Link" text:visited-style-name="Index_20_Link">10.1) Exemplo<text:tab/>13</text:a></text:p>
          <text:p text:style-name="P34"><text:a xlink:type="simple" xlink:href="#__RefHeading___Toc579_2779816353" text:style-name="Index_20_Link" text:visited-style-name="Index_20_Link">11) Balde de felicidade<text:tab/>14</text:a></text:p>
          <text:p text:style-name="P34"><text:a xlink:type="simple" xlink:href="#__RefHeading___Toc581_2779816353" text:style-name="Index_20_Link" text:visited-style-name="Index_20_Link">12) Relações<text:tab/>15</text:a></text:p>
          <text:p text:style-name="P35"><text:a xlink:type="simple" xlink:href="#__RefHeading___Toc583_2779816353" text:style-name="Index_20_Link" text:visited-style-name="Index_20_Link">12.1) Relação pré-definida<text:tab/>15</text:a></text:p>
          <text:p text:style-name="P35"><text:a xlink:type="simple" xlink:href="#__RefHeading___Toc585_2779816353" text:style-name="Index_20_Link" text:visited-style-name="Index_20_Link">12.2) Relação derivada<text:tab/>15</text:a></text:p>
          <text:p text:style-name="P35"><text:a xlink:type="simple" xlink:href="#__RefHeading___Toc587_2779816353" text:style-name="Index_20_Link" text:visited-style-name="Index_20_Link">12.3) Relação auto-definida<text:tab/>15</text:a></text:p>
          <text:p text:style-name="P34"><text:a xlink:type="simple" xlink:href="#__RefHeading___Toc589_2779816353" text:style-name="Index_20_Link" text:visited-style-name="Index_20_Link">13) Quadro de Prioridade<text:tab/>16</text:a></text:p>
          <text:p text:style-name="P34"><text:a xlink:type="simple" xlink:href="#__RefHeading___Toc591_2779816353" text:style-name="Index_20_Link" text:visited-style-name="Index_20_Link">14) Algoritmo de cão e de gato<text:tab/>16</text:a></text:p>
          <text:p text:style-name="P34"><text:a xlink:type="simple" xlink:href="#__RefHeading___Toc593_2779816353" text:style-name="Index_20_Link" text:visited-style-name="Index_20_Link">15) Hábitos<text:tab/>17</text:a></text:p>
          <text:p text:style-name="P34"><text:a xlink:type="simple" xlink:href="#__RefHeading___Toc595_2779816353" text:style-name="Index_20_Link" text:visited-style-name="Index_20_Link">16) Memória Muscular<text:tab/>17</text:a></text:p>
          <text:p text:style-name="P34"><text:a xlink:type="simple" xlink:href="#__RefHeading___Toc597_2779816353" text:style-name="Index_20_Link" text:visited-style-name="Index_20_Link">17) Relação entre hábito e Memória Muscular<text:tab/>17</text:a></text:p>
          <text:p text:style-name="P34"><text:a xlink:type="simple" xlink:href="#__RefHeading___Toc599_2779816353" text:style-name="Index_20_Link" text:visited-style-name="Index_20_Link">18) Emoção Nostalgia<text:tab/>17</text:a></text:p>
          <text:p text:style-name="P34"><text:a xlink:type="simple" xlink:href="#__RefHeading___Toc601_2779816353" text:style-name="Index_20_Link" text:visited-style-name="Index_20_Link">19) Emoção Medo<text:tab/>17</text:a></text:p>
          <text:p text:style-name="P34"><text:a xlink:type="simple" xlink:href="#__RefHeading___Toc603_2779816353" text:style-name="Index_20_Link" text:visited-style-name="Index_20_Link">20) Emoção Raiva<text:tab/>17</text:a></text:p>
          <text:p text:style-name="P34"><text:a xlink:type="simple" xlink:href="#__RefHeading___Toc605_2779816353" text:style-name="Index_20_Link" text:visited-style-name="Index_20_Link">21) Tempo e Espaço<text:tab/>18</text:a></text:p>
          <text:p text:style-name="P34"><text:a xlink:type="simple" xlink:href="#__RefHeading___Toc607_2779816353" text:style-name="Index_20_Link" text:visited-style-name="Index_20_Link">22) Espiritualidade e Morais<text:tab/>19</text:a></text:p>
          <text:p text:style-name="P34"><text:a xlink:type="simple" xlink:href="#__RefHeading___Toc725_786925157" text:style-name="Index_20_Link" text:visited-style-name="Index_20_Link">Bibliografia<text:tab/>20</text:a></text:p>
        </text:index-body>
      </text:table-of-content>
      <text:p text:style-name="P5"/>
      <text:h text:style-name="P38" text:outline-level="1"><text:bookmark-start text:name="__RefHeading___Toc561_2779816353"/>NOTA MAIS IMPORTANTE<text:bookmark-end text:name="__RefHeading___Toc561_2779816353"/></text:h>
      <text:p text:style-name="P14"><text:tab/>NUNCA ESQUECER OU PERDER SHREEMAD BHAGVED GITA. UTILIZAR A TRADUÇÃO DA BHAGVED GITA COM LÍNGUA MAIS PRÓXIMA DO SANSCRITA(LÍNGUA RELIGIOSA OU ANTIGA DA ÍNDIA).</text:p>
      <text:p text:style-name="P19">NOTA MAIS IMPORTANTE 2</text:p>
      <text:p text:style-name="P12"><text:tab/><text:span text:style-name="T8">HÁ DUAS MANEIRAS DE CRIAR EMOÇÕES, UMA É SIMULAR A VIDA INTEIRA NUM PROGRAMA, ONDE ELE NASCE CRIA RELAÇÕES AUTO-DEFINIDAS, ISTO TAMBÉM ACABA POR SER DE UMA MANEIRA PREDEFINIDAS, É CENA DO DESTINO JÁ ESCRITO, UMA COISA INFLUENCIA OUTRA, E TUDO ESTÁ DECIDIDO, CRIAR ESTE PROGRAMA É MUITO COMPLICADO. OUTRA MANEIRA É CRIAR MUITAS RELAÇÕES PREDEFINIDAS.</text:span></text:p>
      <text:p text:style-name="P12"><text:tab/><text:span text:style-name="T7">ELE VAI ESTAR A FAZER SEMPRE ESCOLHA RACIONAL OU IRRACIONAL, O VERDADEIRO TESTE DA INTELIGÊNCIA ARTIFICIAL É ESCOLHER QUE ESCOLHA QUE QUER FAZER. </text:span><text:span text:style-name="T53">MENTIRA, PENSA COMIGO MEU SER DO PASSADO.</text:span></text:p>
      <text:p text:style-name="P12"><text:tab/><text:span text:style-name="T53">AS ESCOLHAS COMPLICADAS SÃO AQUELAS QUE ENVOLVEM DUAS COISAS DIFERENTES, COMO UMAS PESSOA BOA FAZ MAL AO SER, COMO ELE DEVE REAGIR, OU UMA PESSOA MÁ FAZ UMA COISA BOA, COMO ELE DEVE REAGIR, OU OUTRAS PERGUNTAS MORAIS.</text:span></text:p>
      <text:p text:style-name="P18"><text:tab/>JÁ AGORA, QUEM ESTÁ LER ISSO, SE CONSEGUIU CRIAR UMA INTELIGÊNCIA ARTIFICIAL(IA) GERAL, OU MELHOR, EMOÇÕES ARTIFICIAIS, NÃO MAL-TRATAR ESTAS IA, PORQUE AGORA ELA JÁ TEM EMOÇÕES, ELA PODE SENTIR TRISTEZA, FELICIDADE. MAS SE IGNORAR ESTA NOTA, PREPARA A HUMANIDADE PARA LUTAR CONTRA AS MAQUINAS, OU <text:span text:style-name="T54">MELHOR, </text:span>SERES ARTIFICIAIS.</text:p>
      <text:p text:style-name="P18"><text:tab/><text:span text:style-name="T60">DEPOIS TAMBÉM HÁ AQUELA QUESTÃO DE COMO VAMOS SABER SE IA JÁ É SUFICIENTEMENTE EMOCIONAL QUE PODE SER CONSIDERADA TÃO BEM COMO O HUMANO. QUE IRONIA, OS HUMANOS NEM PERCEBEM PRÓPRIOS SENTIMENTOS, QUANTO MAIS VÃO TENTAR PERCEBER DOUTROS. </text:span><text:span text:style-name="T61">MAS ISSO SERÁ POSSÍVEL QUANDO A IA TAMBÉM TIVER OS MESMOS CINCO SENTIDOS COM A MESMA INFORMAÇÃO QUE O SER HUMANO TEM, SIM DEVE SER PROVÁVEL NESTE ALTURA.</text:span></text:p>
      <text:p text:style-name="P18"><text:tab/><text:span text:style-name="T63">CLARO, DEPOIS A REALIDADE DE CADA SER DEPENDE DE SUA INFORMAÇÃO QUE TEM NAQUELE MOMENTO.</text:span></text:p>
      <text:h text:style-name="P39" text:outline-level="1"><text:bookmark-start text:name="__RefHeading___Toc1837_2919139116"/>Resumo<text:bookmark-end text:name="__RefHeading___Toc1837_2919139116"/></text:h>
      <text:p text:style-name="P12"><text:span text:style-name="T9"><text:tab/></text:span>A teoria <text:span text:style-name="T1">de cão e de gato</text:span> só diz que cada escolha é feita dependendo da relação que o ser que escolha tem com cada uma das escolha a serem feitas.</text:p>
      <text:p text:style-name="P11"><text:bookmark-start text:name="__RefHeading___Toc1772_2919139116"/><text:tab/>A teoria em si só ensina como as emoções funcionam, ou melhor, nem explica isso, somente fala como cada escolha é feita, porque vida humana é meramente fazer escolha e sofrer/reagir o resultado.<text:bookmark-end text:name="__RefHeading___Toc1772_2919139116"/></text:p>
      <text:h text:style-name="P40" text:outline-level="1"><text:bookmark-start text:name="__RefHeading___Toc563_2779816353"/>Verdadeira pergunta<text:bookmark-end text:name="__RefHeading___Toc563_2779816353"/></text:h>
      <text:p text:style-name="P17"><text:tab/>O que acontece quando, alguém tem que fazer a escolha, onde duas relações tem valores iguais. Vê a sua relação original e desempate a situação, só funciona, se for escolha entre duas relações derivadas, pensar bem, ou melhor, escrever bem.</text:p>
      <text:p text:style-name="P17"><text:tab/>Agora, o que acontece quando tem que fazer escolha, por exemplo, uma pessoa com quem tem relação má, dá lhe algo com quem tem relação boa. Ou, salvar entre realizar o seu sonho de vida e visitar a pessoa amada pela última vez. Ou, escolher entre salvar o seu bem-estar estragando o bem-estar doutra pessoa. Estas são as perguntas que envolvem desenvolvimento de morais.</text:p>
      <text:h text:style-name="P41" text:outline-level="1"><text:bookmark-start text:name="__RefHeading___Toc2017_819699831"/>Início<text:span text:style-name="T11"> de Existência</text:span><text:bookmark-end text:name="__RefHeading___Toc2017_819699831"/></text:h>
      <text:p text:style-name="P10"><text:tab/><text:span text:style-name="T12">PENSAR BEM, CONFIRMAR ISSO NA BHAGVAD GITA.</text:span></text:p>
      <text:p text:style-name="P10"><text:tab/><text:span text:style-name="T11">Quando Parabhram</text:span><text:span text:style-name="T57">a</text:span><text:span text:style-name="T11"> foi dividido em duas partes, Purush e Prakrati.</text:span></text:p>
      <text:p text:style-name="P10"><text:tab/><text:span text:style-name="T11">Purush é Paramatma, é </text:span><text:span text:style-name="T49">teoria</text:span><text:span text:style-name="T11">.</text:span></text:p>
      <text:p text:style-name="P12"><text:tab/><text:span text:style-name="T11">Prakrati é natureza, </text:span><text:span text:style-name="T50">fornecedor de material, </text:span><text:span text:style-name="T59">tudo que é experiênciado pelos cinco sentidos ou inputs</text:span><text:span text:style-name="T11">.</text:span></text:p>
      <text:p text:style-name="P12"><text:tab/><text:span text:style-name="T50">Até nos seres humanos acontece isso, o homem só dá a teoria, que é espermatozoide, mas é o corpo da mulher que sustenta a vida dentro dela, </text:span><text:span text:style-name="T51">mas o Paramatma e Prakrati, os dois são igualmente importantes.</text:span></text:p>
      <text:p text:style-name="P12"><text:tab/><text:span text:style-name="T11">Paramatma tem três divisões: Brahma é a força criativa, Vishnu a força preservadora e Mahesh(Shiva) o </text:span><text:span text:style-name="T49">força </text:span><text:span text:style-name="T11">destruidor</text:span><text:span text:style-name="T49">a</text:span><text:span text:style-name="T11">.</text:span></text:p>
      <text:p text:style-name="P12"><text:span text:style-name="T1"><text:tab/></text:span><text:span text:style-name="T10">EU PENSO, É UMA MERA OPINIÃO, PODE SER VERDADE OU NÃO… Estas três divisões são meramente teorias, significa cálculo, mas sem números, significa, só calculam quando passam números por lá que é Prakrati, significa Paramatma é conceito, quem dá material para deixar o conceito existir é Prakrati. Como Brahma e Sarasvati, Vishnu e Laxmi, Shiva e Shakti.</text:span></text:p>
      <text:h text:style-name="P42" text:outline-level="1"><text:bookmark-start text:name="__RefHeading___Toc2019_819699831"/>Ilusão<text:bookmark-end text:name="__RefHeading___Toc2019_819699831"/></text:h>
      <text:p text:style-name="P15"><text:tab/>tudo é uma ilusão.</text:p>
      <text:p text:style-name="P13"><text:tab/><text:span text:style-name="T13">O que é uma ilusão, tudo que é relação derivada.</text:span></text:p>
      <text:p text:style-name="P13"><text:tab/><text:span text:style-name="T14">Por exemplo, tudo que não é relação pré-definida, é uma ilusão.</text:span></text:p>
      <text:p text:style-name="P16"><text:tab/>Mas, porque é chamada de uma ilusão? Porque, tem escolha de tirar ou manter esta relação, claro, depois a muscle memory ou hábito pode causar problemas, mas é por este mesmo motivo que os vícios são difíceis de desistir. Agora, única relação pré-definida é “Eu”.</text:p>
      <text:h text:style-name="P43" text:outline-level="1"><text:bookmark-start text:name="__RefHeading___Toc1349_1531471136"/>Geral<text:bookmark-end text:name="__RefHeading___Toc1349_1531471136"/></text:h>
      <text:p text:style-name="P16"><text:tab/><text:span text:style-name="T15">Juntar o quadro de prioridade e balde de felicidade, </text:span><text:span text:style-name="T16">uma relação tem mais importância.</text:span></text:p>
      <text:h text:style-name="P45" text:outline-level="1"><text:bookmark-start text:name="__RefHeading___Toc565_2779816353"/>Questionário Inicial<text:bookmark-end text:name="__RefHeading___Toc565_2779816353"/></text:h>
      <text:p text:style-name="P20"><text:tab/>Tem que salvar <text:span text:style-name="T14">um</text:span> cão e <text:span text:style-name="T14">um</text:span> gato, se salvar um, o outro morre, <text:span text:style-name="T14">s</text:span>alvava quem?</text:p>
      <text:p text:style-name="P20"><text:tab/><text:span text:style-name="T17">Depois, podem ser impostas várias restrições neste pergunta, aumentar o número de opções, ou não se pode salvar todos, </text:span><text:span text:style-name="T18">até restrições de tempo e </text:span><text:span text:style-name="T19">de </text:span><text:span text:style-name="T18">espaço.</text:span></text:p>
      <text:h text:style-name="P46" text:outline-level="1"><text:bookmark-start text:name="__RefHeading___Toc696_2728520112"/>Quem sou eu?<text:bookmark-end text:name="__RefHeading___Toc696_2728520112"/></text:h>
      <text:p text:style-name="P4"><text:span text:style-name="T20"><text:tab/>Quem sou eu? Maioria não consegue responder, ou responde com algo muito superficial ou sem sentido. (ESCREVER ISTO COM MAIS CALMA, PORQUE NEM TODOS CHEGAM A FIM DE UMA REALIDADE, QUER DIZER, ELES CRIAM UMA REALIDADE, DEPOIS, ESTES QUE CHEGAM A UMA REALIDADE, MESMO QUE SEJA UMA MENTIRA, É MUITO COMPLICADO DE OS MUDAR, OU PASSAR PARA OUTRA REALIDADE MAIOR OU DIFERENTE. ENCONTRAR NADA OU CONTRADIÇÃO É UM BOM FINAL DE UMA REALIDADE, ESTE PODE PASSAR PARA OUTRA REALIDADE MAIOR MAIS FACILMENTE, OU NEM SEMPRE ESTE QUER PASSAR PARA REALIDADE MAIOR, COMO O CASO DO JACK E O LEO</text:span><text:span text:style-name="T21">(UM QUER PROTEGER E OUTRO TAMBÉM, UM QUER TODOS, OUTRO SÓ QUER DOIS, OU MELHOR, DUAS, CONTANDO COM A LENA, TRÊS)</text:span><text:span text:style-name="T20">(COMO NÃO SEI QUEM SÃO ESTES DOIS!? AUTOR(EU, Jash))).</text:span></text:p>
      <text:h text:style-name="P59" text:outline-level="2"><text:bookmark-start text:name="__RefHeading___Toc567_2779816353"/>Corpo<text:bookmark-end text:name="__RefHeading___Toc567_2779816353"/></text:h>
      <text:p text:style-name="P21"><text:tab/><text:span text:style-name="T49">Tudo que o ser experiência na sua vida é através do seu corpo, ou melhor, seus cinco sentidos, mas os cinco sentidos pararem de funcionar, significa o ser para de receber a informação, mas não deixa de existir, o ser mantém em existência.</text:span></text:p>
      <text:p text:style-name="P21"><text:tab/><text:span text:style-name="T49">Conclusão, o ser não é somente o seu corpo, porque o corpo não é absoluto, está constantemente a mudar, e algo que muda não pode ser absoluto, agora, uma pergunta estranha, o que acontece se pegarmos nas memórias do ser, </text:span><text:span text:style-name="T55">transportarmos </text:span><text:span text:style-name="T49">para outro ser vazio, o ser vazio passa a ser este o ser inicial, então, o ser não é seu corpo.</text:span></text:p>
      <text:p text:style-name="P21"><text:tab/><text:span text:style-name="T64">Por exemplo, não se diz que sou este corpo, ou sou esta mão, ou sou a minha cara. Ou sou gordo, magro ou forte ou feio, isto é uma característica corporal, não o ser em si, </text:span><text:span text:style-name="T65">porque diz-se que tenho um corpo assim ou assim, senão se tiver um carro, vou dizer que sou um carro.</text:span></text:p>
      <text:h text:style-name="P59" text:outline-level="2"><text:bookmark-start text:name="__RefHeading___Toc569_2779816353"/>Emoç<text:span text:style-name="T5">ões</text:span><text:bookmark-end text:name="__RefHeading___Toc569_2779816353"/></text:h>
      <text:p text:style-name="P21"><text:tab/><text:span text:style-name="T52">Se alguém disser que é um ser feliz para sempre, é uma mentira, porque depois vai sentir tristeza, raiva, medo e mais emoções, significa o ser não é o que ele sente também, porque as emoções também não são absolutas.</text:span></text:p>
      <text:h text:style-name="P59" text:outline-level="2"><text:bookmark-start text:name="__RefHeading___Toc571_2779816353"/>Raciocínio <text:span text:style-name="T64">de moralidade</text:span><text:bookmark-end text:name="__RefHeading___Toc571_2779816353"/></text:h>
      <text:p text:style-name="P26"><text:tab/><text:span text:style-name="T52">Raciocínio significa lógica, mas a lógica do ser baseia-se na sua era atual, por exemplo, alguma coisa que era completamente normal, agora é estranha, por exemplo, monarquia, neste era de democracia, ter monarquia é estranha, não é lógica, depois vai haver era, onde democracia será estranha, assim a lógica do ser também não é absoluta. </text:span><text:span text:style-name="T64">Ou incesto, era muito normal relações entre família durante a monarquia.</text:span></text:p>
      <text:p text:style-name="P26"><text:tab/><text:span text:style-name="T64">Significa, a moralidade do ser, não é o ser em si.</text:span></text:p>
      <text:h text:style-name="P60" text:outline-level="2"><text:bookmark-start text:name="__RefHeading___Toc803_1525813102"/>Signo zodíaco<text:bookmark-end text:name="__RefHeading___Toc803_1525813102"/></text:h>
      <text:p text:style-name="P31"><text:tab/><text:span text:style-name="T64">Sou leão, ou sou libra, ou sou balança ou sou não sei que signo, agora uma coisa engraçada, se o ser não o corpo, se o ser não é emoção nem moral, neste momento, só sobra doze seres no universo inteiro que são signos zodíacos, mas mais uma vez, isto é seu estado zodíaco, não é o ser em si.</text:span></text:p>
      <text:h text:style-name="P59" text:outline-level="2"><text:bookmark-start text:name="__RefHeading___Toc573_2779816353"/>Atma<text:bookmark-end text:name="__RefHeading___Toc573_2779816353"/></text:h>
      <text:p text:style-name="P26"><text:tab/><text:span text:style-name="T64">Agora, estado físico, estado emocional, estado moral, </text:span><text:span text:style-name="T66">estado zodíaco estas são características do ser, então única coisa que sobra agora é o ser, o “Eu”, isto pode ser explicado como egoísmo do ser, não confundir com arrogância. Egoísmo significa sensação do próprio “Sense of self”, em linguagem religiosa isto chama-se alma, eu, o autor, utilizo a palavra de Sanscrita “Atma”, porque isto vai ajudar a explicar o que vem a seguir.</text:span></text:p>
      <text:p text:style-name="P26"><text:tab/><text:span text:style-name="T56">Se não é o seu corpo, não é suas emoções, nem seus pensamentos, o que é? Atma, dependendo de tradução, há pessoas que vão dizer que a tradução direta desta palavra é alma. Várias religiões têm vários significados de alma, mas aqui neste contexto, e até no contexto geral, contexto espiritual é </text:span><text:span text:style-name="T59">algo que existe. Podemos chamar isso de “ego” de egoísmo, aqui egoísmo refere-se à “conhecimento do próprio” ou “Sense of Self”.</text:span></text:p>
      <text:h text:style-name="P61" text:outline-level="2"><text:bookmark-start text:name="__RefHeading___Toc575_2779816353"/><text:span text:style-name="T49">Paramatm</text:span><text:span text:style-name="T52">a</text:span><text:bookmark-end text:name="__RefHeading___Toc575_2779816353"/></text:h>
      <text:p text:style-name="P26"><text:tab/><text:span text:style-name="T59">O que é Paramatma, tradução direta, alma suprema, o ser que já percebeu que é Atma, vai também perceber que todos outros seres também são atmas. Se ele é atma, outro ser é atma, atma = atma, é uma alma suprema, ou melhor, Paramatma.</text:span></text:p>
      <text:h text:style-name="P62" text:outline-level="2"><text:bookmark-start text:name="__RefHeading___Toc577_2779816353"/>Parabhram<text:span text:style-name="T57">a</text:span><text:bookmark-end text:name="__RefHeading___Toc577_2779816353"/></text:h>
      <text:p text:style-name="P37"><text:tab/><text:span text:style-name="T52">Chegar aqui só é possível, se a Prakrati também concordar.</text:span></text:p>
      <text:p text:style-name="P28"><text:tab/><text:span text:style-name="T59">A junção de Paramatma com a Prakrati, de { alma suprema } com { natureza } é Parabhrama.</text:span></text:p>
      <text:p text:style-name="Text_20_body"><text:tab/><text:span text:style-name="T67">PENSAR BEM, VER O VÍDEO DE RAM DAS</text:span></text:p>
      <text:p text:style-name="Text_20_body"/>
      <text:h text:style-name="P47" text:outline-level="1"><text:bookmark-start text:name="__RefHeading___Toc698_2728520112"/>Pensamentos Primórdios (primordiar os pensamentos)<text:bookmark-end text:name="__RefHeading___Toc698_2728520112"/></text:h>
      <text:p text:style-name="P6"><text:tab/>Levar a um conceito até a sua forma primitiva, por exemplo, quando o Elon Musk, numa intervista, falou que comprar as baterias era caro, a Tesla começou a produzir suas próprias, este processo de reduzir até final ou inicial tem um nome especial em matemática ou em física, <text:span text:style-name="T29">em matemática isto é primitivar.</text:span></text:p>
      <text:p text:style-name="P3"><text:span text:style-name="T22"><text:tab/></text:span><text:span text:style-name="T23">Aplicar o mesmo nos pensamentos vai reduzir tudo até nada, como sou nada, tudo que tenho foi me dado por alguém ou por algo.</text:span></text:p>
      <text:h text:style-name="P48" text:outline-level="1"><text:bookmark-start text:name="__RefHeading___Toc234_1852226535"/>Por<text:span text:style-name="T31">quê?</text:span><text:bookmark-end text:name="__RefHeading___Toc234_1852226535"/></text:h>
      <text:p text:style-name="P3"><text:tab/><text:span text:style-name="T24">Para alcançar uma inteligência artificial geral, este passos seriam essenciais. A diferença entre inteligência natural e artificial, poder/</text:span><text:span text:style-name="T25">liberdade</text:span><text:span text:style-name="T24"> de escolher.</text:span></text:p>
      <text:p text:style-name="P3"><text:span text:style-name="T24"><text:tab/></text:span><text:span text:style-name="T26">O quê é inteligência na realidade, só imitação dos acontecimentos do passado?</text:span></text:p>
      <text:p text:style-name="P8"><text:tab/>“Nothing is lost, nothing is created, everything is transformed”</text:p>
      <text:p text:style-name="P9">- Antoine Lavoisier</text:p>
      <text:p text:style-name="P7"><text:tab/><text:span text:style-name="T32">Acreditar no inexistente que existe, por exemplo: Deus.</text:span></text:p>
      <text:p text:style-name="P7"><text:tab/><text:span text:style-name="T32">Infinito é zero, </text:span><text:span text:style-name="T33">em termos filosóficos</text:span><text:span text:style-name="T32">. //</text:span><text:span text:style-name="T34">Pensar isto antes de falar</text:span></text:p>
      <text:p text:style-name="P7"><text:tab/><text:span text:style-name="T35">Um humano sem emoções e uma maquina com emoções</text:span></text:p>
      <text:p text:style-name="P7"><text:span text:style-name="T36"><text:tab/></text:span><text:span text:style-name="T30">Fazemos o que fazemos porque sabemos ou imitamos o que outros fazem, ou aprendemos pelo passado, então se imitaremos porquê as vezes modificamos.</text:span></text:p>
      <text:h text:style-name="P63" text:outline-level="2"><text:bookmark-start text:name="__RefHeading___Toc417_2408827663"/>Exemplo<text:bookmark-end text:name="__RefHeading___Toc417_2408827663"/></text:h>
      <text:p text:style-name="P32"><text:span text:style-name="T27"><text:tab/></text:span><text:span text:style-name="T28">O Adão e a Eva tinham a escolha, nunca tocar a árvore proibida ou seguir o serpente.</text:span></text:p>
      <text:h text:style-name="P49" text:outline-level="1"><text:bookmark-start text:name="__RefHeading___Toc579_2779816353"/>Balde de felicidade<text:bookmark-end text:name="__RefHeading___Toc579_2779816353"/></text:h>
      <text:p text:style-name="P23"><text:tab/><text:span text:style-name="T41">A Balde de felicidade vai começar com relações pré-definida, como disse no início, só há uma única relação pré-definida que é “Eu”, por isso, tudo que estiver mais que isso é uma relação derivada. Depois também há relação auto-definida, mas isto é uma relação que escolheu ter. Pensar bem, a diferença entre a relação auto-definida e derivada.</text:span></text:p>
      <text:h text:style-name="P51" text:outline-level="1"><text:bookmark-start text:name="__RefHeading___Toc581_2779816353"/>Relaç<text:span text:style-name="T3">ões</text:span><text:bookmark-end text:name="__RefHeading___Toc581_2779816353"/></text:h>
      <text:h text:style-name="P64" text:outline-level="2"><text:bookmark-start text:name="__RefHeading___Toc583_2779816353"/>Relaç<text:span text:style-name="T5">ão pré-definida</text:span><text:bookmark-end text:name="__RefHeading___Toc583_2779816353"/></text:h>
      <text:p text:style-name="Text_20_body"><text:tab/><text:span text:style-name="T41">Eu.</text:span></text:p>
      <text:h text:style-name="P64" text:outline-level="2"><text:bookmark-start text:name="__RefHeading___Toc585_2779816353"/>Relaç<text:span text:style-name="T5">ão derivada</text:span><text:bookmark-end text:name="__RefHeading___Toc585_2779816353"/></text:h>
      <text:p text:style-name="P24"><text:tab/><text:span text:style-name="T41">Relação derivada é uma relação que vem através de uma relação. </text:span><text:span text:style-name="T43">Uma relação derivada é junção das duas </text:span><text:span text:style-name="T66">ou mais </text:span><text:span text:style-name="T43">relações distintas.</text:span></text:p>
      <text:p text:style-name="P24"><text:span text:style-name="T41"><text:tab/>Por exemplo, a Ana traz um </text:span><text:span text:style-name="T42">chocolate</text:span><text:span text:style-name="T41">, aqui o contacto com a </text:span><text:span text:style-name="T42">chocolate </text:span><text:span text:style-name="T41">será primeira vez, </text:span><text:span text:style-name="T43">depois chocolate tem um sabor, vamos imaginar que é doce.</text:span></text:p>
      <text:p text:style-name="P24"><text:tab/><text:span text:style-name="T43">Neste momento, a relação com a Ana vale 0.33 e com sabor doce é primeira vez, então vale 5, então esta nova relação terá o valor de 5.33, claro esta nova relação será uma relação distinta do que outras duas. </text:span><text:span text:style-name="T44">Agora, se acontecer Ana com chocolate segunda vez, </text:span><text:span text:style-name="T45">então o valor de relação de Ana e valor de relação de doce será </text:span><text:span text:style-name="T44">dividido por 2, </text:span><text:span text:style-name="T45">com terceira interação será 3, mas isto só acontece quando estas duas tiverem juntas. Se aparecer da Ana sozinha, terá o valor que tem a dividir pelo número das suas interações somando com as aparências que ela faz nestas relações derivadas.</text:span></text:p>
      <text:h text:style-name="P65" text:outline-level="2"><text:bookmark-start text:name="__RefHeading___Toc587_2779816353"/><text:span text:style-name="T46">Relaç</text:span><text:span text:style-name="T6">ão auto-definida</text:span><text:bookmark-end text:name="__RefHeading___Toc587_2779816353"/></text:h>
      <text:p text:style-name="P21"><text:tab/><text:span text:style-name="T46">Isto existe? Acho que não, mas pensar bem. </text:span><text:span text:style-name="T47">Quer dizer, só tem uma nova relação quando uma das relações existentes trazem-na, depois de acordo com a tabela de prioridade e o próprio valor que tem, faz a sua escolha se deve escolher esta nova relação ou não.</text:span></text:p>
      <text:p text:style-name="P21"><text:tab/><text:span text:style-name="T67">Aqui, acontece a cena de efeito borboleta juntado com o destino. Tudo já está destinado a acontecer, tudo que sentimos, fazemos e “conhecimento do próprio” é mera ilusão, porque nada acontece na realidade, não há perdas e ganhos, porque tudo é paramatma, ou “Eu”.</text:span></text:p>
      <text:p text:style-name="P33"/>
      <text:p text:style-name="P33"/>
      <text:h text:style-name="P52" text:outline-level="1"><text:bookmark-start text:name="__RefHeading___Toc589_2779816353"/>Quadro de Prioridade<text:bookmark-end text:name="__RefHeading___Toc589_2779816353"/></text:h>
      <text:p text:style-name="P25"><text:tab/><text:span text:style-name="T47">O algoritmo que organiza as relações com valores em ordem decrescente.</text:span></text:p>
      <text:h text:style-name="P44" text:outline-level="1"><text:bookmark-start text:name="__RefHeading___Toc591_2779816353"/>Algoritmo de cão e de gato<text:bookmark-end text:name="__RefHeading___Toc591_2779816353"/></text:h>
      <text:p text:style-name="P25"><text:span text:style-name="T39"><text:tab/>O algoritmo vai sempre querer escolher a relação em topo </text:span><text:span text:style-name="T48">de quatro de prioridade</text:span><text:span text:style-name="T39">, mas por causa das restrições de tempo e de espaço, nem sempre pode escolher o que está em topo. Isto pode causar várias emoções </text:span><text:span text:style-name="T40">ou não.</text:span></text:p>
      <text:p text:style-name="Text_20_body"/>
      <text:p text:style-name="Text_20_body"/>
      <text:h text:style-name="P53" text:outline-level="1"><text:bookmark-start text:name="__RefHeading___Toc593_2779816353"/><text:span text:style-name="T37">H</text:span><text:span text:style-name="T4">ábitos</text:span><text:bookmark-end text:name="__RefHeading___Toc593_2779816353"/></text:h>
      <text:p text:style-name="Text_20_body"><text:tab/><text:span text:style-name="T37">O que são os hábitos?</text:span></text:p>
      <text:p text:style-name="Text_20_body"><text:tab/><text:span text:style-name="T37">Os hábitos são as ações que o corpo repete periodicamente, também pode ser chamadas de “Ações cíclicas”, ações que acontecem depois de certo tempo.</text:span></text:p>
      <text:h text:style-name="P54" text:outline-level="1"><text:bookmark-start text:name="__RefHeading___Toc595_2779816353"/><text:span text:style-name="T37">Mem</text:span><text:span text:style-name="T4">ória Muscular</text:span><text:bookmark-end text:name="__RefHeading___Toc595_2779816353"/></text:h>
      <text:p text:style-name="P21"><text:tab/><text:span text:style-name="T37">Eu não percebo, o que isto significa biologicamente, mas em termos de deep-learning algoritmo, este é o valor dos neurónios artificias.</text:span></text:p>
      <text:p text:style-name="P21"><text:tab/><text:span text:style-name="T37">Há ações cíclicas que existem no corpo que o cérebro nem pensa, ou melhor, o nosso consciente não, mas nosso sub-consciente faz só, como respirar, controlar a temperatura corporal, digestão e mais coisas.</text:span></text:p>
      <text:h text:style-name="P54" text:outline-level="1"><text:bookmark-start text:name="__RefHeading___Toc597_2779816353"/><text:span text:style-name="T37">Rel</text:span><text:span text:style-name="T4">ação entre hábito e Memória Muscular</text:span><text:bookmark-end text:name="__RefHeading___Toc597_2779816353"/></text:h>
      <text:p text:style-name="P21"><text:tab/><text:span text:style-name="T37">Os hábitos dependem do tempo, significa se o corpo perde a noção do tempo, as ações cíclicas desaparecem. Uma ótima maneira de livrar de vícios. Se o input de ações cíclicas ou “desejo” de fazer receber ou viver aquela interação de relação com aquela ação cíclica não for respeitada várias vezes, a memória muscular começa a sofrer alterações. A memória orientada a objetos também mais ou menos isto.</text:span></text:p>
      <text:h text:style-name="P54" text:outline-level="1"><text:bookmark-start text:name="__RefHeading___Toc599_2779816353"/><text:span text:style-name="T37">Emoç</text:span><text:span text:style-name="T4">ão </text:span><text:span text:style-name="T37">Nostalgia</text:span><text:bookmark-end text:name="__RefHeading___Toc599_2779816353"/></text:h>
      <text:p text:style-name="P22"><text:tab/><text:span text:style-name="T37">A emoção de nostalgia é nada mais, nada menos que voltar a ter valores perecidos na memória muscular.</text:span></text:p>
      <text:h text:style-name="P55" text:outline-level="1"><text:bookmark-start text:name="__RefHeading___Toc601_2779816353"/>Emoç<text:span text:style-name="T3">ão Medo</text:span><text:bookmark-end text:name="__RefHeading___Toc601_2779816353"/></text:h>
      <text:p text:style-name="P21"><text:tab/><text:span text:style-name="T37">A emoção de medo é causada, quando percebe que nunca mais vai poder sentir aquela memória muscular causada pelas ações cíclicas por causa do tempo, </text:span><text:span text:style-name="T38">nota aquele vazio naquela relação de ação cíclica.</text:span></text:p>
      <text:h text:style-name="P50" text:outline-level="1"><text:bookmark-start text:name="__RefHeading___Toc603_2779816353"/>Emoç<text:span text:style-name="T3">ão Raiva</text:span><text:bookmark-end text:name="__RefHeading___Toc603_2779816353"/></text:h>
      <text:p text:style-name="P21"><text:tab/><text:span text:style-name="T38">A emoção de raiva é resultado de evolução dos milhões de anos desde existência das vidas. Isto é uma ação que as saídas do corpo tomam para evitar o medo. Por isso, diz-se que a pessoa com mais raiva também está com muito medo de perder algo, a pessoa mais corajosa é quem tem medo de perder nada.</text:span></text:p>
      <text:p text:style-name="P21"><text:tab/><text:span text:style-name="T73">Mas estas emoções também só surgem, quando de maneira que a pessoa aprendeu a reagir, lutar ou não lutar, chorar ou não chorar, algo assim.</text:span></text:p>
      <text:p text:style-name="P22"/>
      <text:p text:style-name="P22"/>
      <text:h text:style-name="P56" text:outline-level="1"><text:bookmark-start text:name="__RefHeading___Toc605_2779816353"/>Tempo e Espaço<text:bookmark-end text:name="__RefHeading___Toc605_2779816353"/></text:h>
      <text:p text:style-name="P29"><text:span text:style-name="T71"><text:tab/>Desde antiguidade, o tempo tem vindo a depender de representação de ciclo de alguma coisa, um exemplo é kanji “月”, </text:span><text:span text:style-name="T72">pronuncia “つき, lê-se “tsuki” (utilizei japonês para dar flex do meu conhecimento também). Esta palavra ou desenho vem de japonês que representa duas coisas que são “lua” e um mês, agora isto representa que antigamente nas muitas regiões a volta do mundo dependia de fase de lua, uma lua completa até outra lua completa, isto era chamado de um mês. O ano é medido de um inverno para outro inverno.</text:span></text:p>
      <text:p text:style-name="P30"><text:tab/><text:span text:style-name="T68">O tempo existe, mas os seres precisam de ciclos ou contadores para saberem o tempo em que estão, mas este tempo deles é uma mera imaginação deles, porque o tempo existe muito antes dos seres existirem e vai continuar a existir até eternidade </text:span><text:span text:style-name="T69">ou final do ciclo existencial este universo, </text:span><text:span text:style-name="T70">mas mesmo assim, aquilo existe, mas como diz a teoria de existência inútil, é notado quando tem necessidade, se não, é esquecido</text:span><text:span text:style-name="T68">.</text:span></text:p>
      <text:h text:style-name="P57" text:outline-level="1"><text:bookmark-start text:name="__RefHeading___Toc607_2779816353"/>Espiritualidade e Morais<text:bookmark-end text:name="__RefHeading___Toc607_2779816353"/></text:h>
      <text:p text:style-name="P27"><text:tab/><text:span text:style-name="T56">Se vamos falar sobre os seres, vamos ter que falar sobre a espiritualidade de certeza, o que é um ser espiritual?</text:span></text:p>
      <text:p text:style-name="P27"><text:tab/>É <text:span text:style-name="T57">a pessoas que já sabe, Eu é um supremo, Eu é tudo e Eu é nada. Eu não é um corpo, nem uma emoção, nem é um pensamento. O Eu não pode ser ouvido, não pode ser visto, não pode ser cheirado, não pode ser testado, não pode ser tocado. Este Eu é a Atma. Quem percebe que a Atma é parte de Paramatma, recebe libertação. Quem tem apoio de Prakrati e percebe que é Paramatma, este ser vira Parabhrama.</text:span></text:p>
      <text:p text:style-name="P27"><text:tab/><text:span text:style-name="T57">Nas muitas religiões, as pessoas chamam este ser de próximo e/ou último salvador antes de o ciclo </text:span><text:span text:style-name="T58">existêncial </text:span><text:span text:style-name="T57">repetir ou recomeçar.</text:span></text:p>
      <text:p text:style-name="P27"><text:tab/><text:span text:style-name="T74">Mas, a espiritualidade serve para chegar a estas coisas (explorar mais)</text:span></text:p>
      <text:p text:style-name="P27"><text:tab/><text:span text:style-name="T74">Enquanto, os morais são relativos </text:span><text:span text:style-name="T75">(ou absolutos, se é possível se quer viver com os morais de antiguidade, talvez pôr aqui a simplicidade)</text:span><text:span text:style-name="T74"> a era em que o ser se encontra, mas pensar bem, talvez, contradição, perdão e humildade.</text:span></text:p>
      <text:h text:style-name="P58" text:outline-level="1" text:is-list-header="true"><text:bookmark-start text:name="__RefHeading___Toc725_786925157"/>Bibliografia<text:bookmark-end text:name="__RefHeading___Toc725_786925157"/></text:h>
      <text:p text:style-name="Preformatted_20_Text"><text:span text:style-name="T62">[1] </text:span>Taste perception: from the tongue to the testis, <text:span text:style-name="T62">autor: </text:span>Feng Li, <text:span text:style-name="T62">site: Oxford Academic, visitado em 25 de abril de 2023.</text:span></text:p>
      <text:p text:style-name="Preformatted_20_Text">Link: <text:a xlink:type="simple" xlink:href="https://academic.oup.com/molehr/article/19/6/349/1061673" text:style-name="Internet_20_link" text:visited-style-name="Visited_20_Internet_20_Link">https://academic.oup.com/molehr/article/19/6/349/1061673</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5:13:33.753957636</meta:creation-date>
    <meta:generator>LibreOffice/7.3.7.2$Linux_X86_64 LibreOffice_project/30$Build-2</meta:generator>
    <dc:date>2023-05-02T18:48:21.219608116</dc:date>
    <meta:editing-duration>PT2H37M59S</meta:editing-duration>
    <meta:editing-cycles>38</meta:editing-cycles>
    <meta:document-statistic meta:table-count="0" meta:image-count="0" meta:object-count="0" meta:page-count="20" meta:paragraph-count="151" meta:word-count="2886" meta:character-count="16599" meta:non-whitespace-character-count="13828"/>
  </office:meta>
</office:document-meta>
</file>